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.212cm" fo:margin-right="0cm" fo:margin-top="0.423cm" fo:margin-bottom="0.423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7" style:family="paragraph" style:parent-style-name="Preformatted_20_Text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8" style:family="paragraph" style:parent-style-name="Preformatted_20_Text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3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bold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bold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28" style:family="paragraph" style:parent-style-name="Preformatted_20_Text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29" style:family="paragraph" style:parent-style-name="Preformatted_20_Text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30" style:family="paragraph" style:parent-style-name="Preformatted_20_Text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/>
    </style:style>
    <style:style style:name="P31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cm" fo:margin-right="0cm" fo:margin-top="0.212cm" fo:margin-bottom="0.212cm" style:contextual-spacing="false" style:line-height-at-least="0.582cm" fo:orphans="2" fo:widows="2" fo:text-indent="0cm" style:auto-text-indent="false" fo:padding="0cm" fo:border="none"/>
    </style:style>
    <style:style style:name="P33" style:family="paragraph" style:parent-style-name="Text_20_body" style:list-style-name="L4">
      <style:paragraph-properties fo:margin-left="0cm" fo:margin-right="0cm" fo:margin-top="0.212cm" fo:margin-bottom="0cm" style:contextual-spacing="false" style:line-height-at-least="0.582cm" fo:orphans="2" fo:widows="2" fo:text-indent="0cm" style:auto-text-indent="false" fo:padding="0cm" fo:border="none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6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39" style:family="paragraph" style:parent-style-name="Preformatted_20_Text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40" style:family="paragraph" style:parent-style-name="Preformatted_20_Text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383a42" loext:opacity="100%" style:font-name="Menlo" fo:font-size="9.75pt" fo:letter-spacing="normal" fo:font-style="normal" fo:font-weight="normal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4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5" style:family="text">
      <style:text-properties style:font-name="Menlo" fo:font-size="9.75pt" fo:font-style="normal" fo:font-weight="normal"/>
    </style:style>
    <style:style style:name="T6" style:family="text">
      <style:text-properties fo:color="#383a42" loext:opacity="100%"/>
    </style:style>
    <style:style style:name="T7" style:family="text">
      <style:text-properties fo:color="#50a14f" loext:opacity="100%"/>
    </style:style>
    <style:style style:name="T8" style:family="text">
      <style:text-properties fo:color="#4078f2" loext:opacity="100%"/>
    </style:style>
    <style:style style:name="T9" style:family="text">
      <style:text-properties style:font-name="Menlo" fo:font-size="9.75pt" fo:font-style="normal" fo:font-weight="bold"/>
    </style:style>
    <style:style style:name="T10" style:family="text">
      <style:text-properties fo:font-weight="bold"/>
    </style:style>
    <style:style style:name="T11" style:family="text">
      <style:text-properties fo:color="#383a42" loext:opacity="100%" fo:font-weight="bold"/>
    </style:style>
    <style:style style:name="T12" style:family="text">
      <style:text-properties fo:color="#e45649" loext:opacity="100%" style:font-name="Menlo" fo:font-size="9.75pt" fo:font-style="normal" fo:font-weight="normal"/>
    </style:style>
    <style:style style:name="T13" style:family="text">
      <style:text-properties fo:color="#383a42" loext:opacity="100%" style:font-name="Menlo" fo:font-size="9.75pt" fo:font-style="normal" fo:font-weight="normal"/>
    </style:style>
    <style:style style:name="T14" style:family="text">
      <style:text-properties fo:color="#a0a1a7" loext:opacity="100%" style:font-name="Menlo" fo:font-size="9.75pt" fo:font-style="italic" fo:font-weight="normal"/>
    </style:style>
    <style:style style:name="T15" style:family="text">
      <style:text-properties fo:color="#4078f2" loext:opacity="100%" style:font-name="Menlo" fo:font-size="9.75pt" fo:font-style="normal" fo:font-weight="normal"/>
    </style:style>
    <style:style style:name="T16" style:family="text">
      <style:text-properties fo:color="#b76b01" loext:opacity="100%"/>
    </style:style>
    <style:style style:name="T17" style:family="text">
      <style:text-properties fo:color="#b76b01" loext:opacity="100%" style:font-name="Menlo" fo:font-size="9.75pt" fo:font-style="normal" fo:font-weight="normal"/>
    </style:style>
    <style:style style:name="T18" style:family="text">
      <style:text-properties fo:color="#50a14f" loext:opacity="100%"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Основная стратегия и ограничения</text:span></text:span></text:h>
      <text:list text:style-name="L1">
        <text:list-item>
          <text:p text:style-name="P1"><text:span text:style-name="Strong_20_Emphasis"><text:span text:style-name="T2">Antora</text:span></text:span><text:span text:style-name="T3"> преобразует AsciiDoc в статический HTML.</text:span></text:p>
        </text:list-item>
        <text:list-item>
          <text:p text:style-name="P1"><text:span text:style-name="T3">Стандартный AsciiDoc </text:span><text:span text:style-name="Strong_20_Emphasis"><text:span text:style-name="T2">не имеет прямой директивы для вставки видео</text:span></text:span><text:span text:style-name="T3">.</text:span></text:p>
        </text:list-item>
        <text:list-item>
          <text:p text:style-name="P2"><text:span text:style-name="Strong_20_Emphasis"><text:span text:style-name="T2">Решение:</text:span></text:span><text:span text:style-name="T3"> Использовать встроенный HTML-тег </text:span><text:span text:style-name="Source_20_Text"><text:span text:style-name="T4">&lt;video&gt;</text:span></text:span><text:span text:style-name="T3"> внутри AsciiDoc-файла, так как Antora пропускает безопасный HTML.</text:span></text:p>
        </text:list-item>
        <text:list-item>
          <text:p text:style-name="P1"><text:span text:style-name="Strong_20_Emphasis"><text:span text:style-name="T2">Ключевой принцип:</text:span></text:span><text:span text:style-name="T3"> Видеофайлы — это </text:span><text:span text:style-name="Strong_20_Emphasis"><text:span text:style-name="T2">ассеты</text:span></text:span><text:span text:style-name="T3"> (assets). Их нужно поместить в структуру вашего </text:span><text:span text:style-name="Strong_20_Emphasis"><text:span text:style-name="T2">компонента Antora</text:span></text:span><text:span text:style-name="T3"> и правильно на них ссылаться.</text:span></text:p>
        </text:list-item>
      </text:list>
      <text:h text:style-name="P3" text:outline-level="3"><text:span text:style-name="Strong_20_Emphasis"><text:span text:style-name="T1">2. Подготовка видео и структуры проекта</text:span></text:span></text:h>
      <text:p text:style-name="P4"><text:span text:style-name="T3">Предположим, ваша книга — это компонент </text:span><text:span text:style-name="Source_20_Text"><text:span text:style-name="T4">data-structures</text:span></text:span><text:span text:style-name="T3"> в Antora.</text:span></text:p>
      <text:list text:style-name="L2">
        <text:list-item>
          <text:p text:style-name="P5"><text:span text:style-name="Strong_20_Emphasis"><text:span text:style-name="T2">Создайте директорию для ассетов:</text:span></text:span><text:span text:style-name="T3"> В вашем модуле (например, </text:span><text:span text:style-name="Source_20_Text"><text:span text:style-name="T4">modules/ROOT</text:span></text:span><text:span text:style-name="T3">) создайте папку </text:span><text:span text:style-name="Source_20_Text"><text:span text:style-name="T4">assets/videos/</text:span></text:span><text:span text:style-name="T3"> (или </text:span><text:span text:style-name="Source_20_Text"><text:span text:style-name="T4">assets/rb-tree-insertion/</text:span></text:span><text:span text:style-name="T3">). Рекомендуемая структура:</text:span></text:p>
          <text:p text:style-name="P6">text</text:p>
          <text:p text:style-name="P7">documentation-repository/</text:p>
          <text:p text:style-name="P8">├── <text:span text:style-name="T5">antora.yml <text:s text:c="21"/># Файл дескриптора компонента</text:span></text:p>
          <text:p text:style-name="P8">└── <text:span text:style-name="T5">modules/</text:span></text:p>
          <text:p text:style-name="P8"><text:s text:c="4"/>└── <text:span text:style-name="T5">ROOT/ <text:s text:c="22"/># Главный модуль</text:span></text:p>
          <text:p text:style-name="P8"><text:s text:c="8"/>├── <text:span text:style-name="T5">pages/ <text:s text:c="18"/># Ваши .adoc-файлы (где лежит глава про КЧД)</text:span></text:p>
          <text:p text:style-name="P8"><text:s text:c="8"/>│ <text:s text:c="2"/>└── <text:span text:style-name="T5">red-black-trees.adoc</text:span></text:p>
          <text:p text:style-name="P8"><text:s text:c="8"/>└── <text:span text:style-name="T5">assets/</text:span></text:p>
          <text:p text:style-name="P8"><text:s text:c="12"/>└── <text:span text:style-name="T5">videos/ <text:s text:c="13"/># Папка для видео</text:span></text:p>
          <text:p text:style-name="P8"><text:s text:c="16"/>├── <text:span text:style-name="T5">rb-case-a.mp4</text:span></text:p>
          <text:p text:style-name="P8"><text:s text:c="16"/>├── <text:span text:style-name="T5">rb-case-b1-ll.mp4</text:span></text:p>
          <text:p text:style-name="P8"><text:s text:c="16"/>├── <text:span text:style-name="T5">rb-case-b2-rr.mp4</text:span></text:p>
          <text:p text:style-name="P8"><text:s text:c="16"/>├── <text:span text:style-name="T5">rb-case-b3-lr.mp4</text:span></text:p>
          <text:p text:style-name="P8"><text:s text:c="16"/>└── <text:span text:style-name="T5">rb-case-b4-rl.mp4</text:span></text:p>
        </text:list-item>
        <text:list-item>
          <text:p text:style-name="P9"><text:span text:style-name="Strong_20_Emphasis"><text:span text:style-name="T2">Оптимизируйте видео для веба:</text:span></text:span></text:p>
          <text:list>
            <text:list-item>
              <text:p text:style-name="P10"><text:span text:style-name="Strong_20_Emphasis"><text:span text:style-name="T2">Формат:</text:span></text:span><text:span text:style-name="T3"> Используйте MP4 (H.264) как наиболее совместимый.</text:span></text:p>
            </text:list-item>
            <text:list-item>
              <text:p text:style-name="P11"><text:span text:style-name="Strong_20_Emphasis"><text:span text:style-name="T2">Размер и битрейт:</text:span></text:span><text:span text:style-name="T3"> Сожмите видео. Для анимаций вставки (скорее всего, скринкасты/анимации) достаточно низкого битрейта (например, 500-1000 кбит/с). Используйте инструменты типа </text:span><text:span text:style-name="Source_20_Text"><text:span text:style-name="T4">ffmpeg</text:span></text:span><text:span text:style-name="T3">, HandBrake или онлайн-компрессоры.</text:span></text:p>
            </text:list-item>
            <text:list-item>
              <text:p text:style-name="P10"><text:span text:style-name="Strong_20_Emphasis"><text:span text:style-name="T2">Длительность:</text:span></text:span><text:span text:style-name="T3"> Делайте видео короткими (15-30 секунд), точно соответствующими случаю.</text:span></text:p>
            </text:list-item>
            <text:list-item>
              <text:p text:style-name="P11"><text:span text:style-name="Strong_20_Emphasis"><text:span text:style-name="T2">Постер:</text:span></text:span><text:span text:style-name="T3"> Создайте статичный кадр-постер (например, </text:span><text:span text:style-name="Source_20_Text"><text:span text:style-name="T4">rb-case-a-poster.png</text:span></text:span><text:span text:style-name="T3">) для каждого видео. Это улучшит восприятие и позволит не загружать видео до нажатия кнопки play.</text:span></text:p>
            </text:list-item>
          </text:list>
        </text:list-item>
      </text:list>
      <text:h text:style-name="P3" text:outline-level="3"><text:soft-page-break/><text:span text:style-name="Strong_20_Emphasis"><text:span text:style-name="T1">3. Вставка видео в AsciiDoc-файл</text:span></text:span></text:h>
      <text:p text:style-name="P4"><text:span text:style-name="T3">В ваш файл </text:span><text:span text:style-name="Source_20_Text"><text:span text:style-name="T4">red-black-trees.adoc</text:span></text:span><text:span text:style-name="T3">, после таблицы или в соответствующих разделах, вставьте HTML-блоки. Используйте </text:span><text:span text:style-name="Strong_20_Emphasis"><text:span text:style-name="T2">макрос </text:span></text:span><text:span text:style-name="Strong_20_Emphasis"><text:span text:style-name="Source_20_Text"><text:span text:style-name="T4">pass:</text:span></text:span></text:span><text:span text:style-name="T3">, чтобы Antora не экранировал HTML.</text:span></text:p>
      <text:p text:style-name="P12"><text:span text:style-name="Strong_20_Emphasis"><text:span text:style-name="T2">Пример для Case A (Red Uncle):</text:span></text:span></text:p>
      <text:p text:style-name="P13">asciidoc</text:p>
      <text:p text:style-name="P14">// Где-то после описания Case A в тексте</text:p>
      <text:p text:style-name="P15"><text:span text:style-name="T6">.</text:span>[role="video-container"]</text:p>
      <text:p text:style-name="P16">====</text:p>
      <text:p text:style-name="P17">Видео 1: Case A — Дядя КРАСНЫЙ (Recolor &amp; Recurse)</text:p>
      <text:p text:style-name="P18"/>
      <text:p text:style-name="P19"><text:span text:style-name="T6">[</text:span><text:span text:style-name="T7">.video-wrapper</text:span><text:span text:style-name="T6">]</text:span></text:p>
      <text:p text:style-name="P19"><text:span text:style-name="T6">[</text:span><text:span text:style-name="T8">subs=</text:span><text:span text:style-name="T7">"attributes+"</text:span><text:span text:style-name="T6">]</text:span></text:p>
      <text:p text:style-name="P20"><text:span text:style-name="T6">****</text:span></text:p>
      <text:p text:style-name="P21">&lt;video controls width="100%" poster="{assetsdir}/videos/rb-case-a-poster.png"&gt;</text:p>
      <text:p text:style-name="P22"><text:s text:c="2"/><text:span text:style-name="T9">&lt;source src="{assetsdir}/videos/rb-case-a.mp4" type="video/mp4"&gt;</text:span></text:p>
      <text:p text:style-name="P22"><text:s text:c="2"/><text:span text:style-name="T9">Ваш браузер не поддерживает встроенные видео.</text:span></text:p>
      <text:p text:style-name="P22"><text:s text:c="2"/><text:span text:style-name="T9">Вы можете &lt;a href="{assetsdir}/videos/rb-case-a.mp4"&gt;скачать его&lt;/a&gt;.</text:span></text:p>
      <text:p text:style-name="P21">&lt;/video&gt;</text:p>
      <text:p text:style-name="P19"><text:span text:style-name="T10">*</text:span><text:span text:style-name="T11">**</text:span>*</text:p>
      <text:p text:style-name="P16">====</text:p>
      <text:p text:style-name="P12"><text:span text:style-name="Strong_20_Emphasis"><text:span text:style-name="T2">Пояснения к коду:</text:span></text:span></text:p>
      <text:list text:style-name="L3">
        <text:list-item>
          <text:p text:style-name="P23"><text:span text:style-name="Source_20_Text"><text:span text:style-name="T4">[role="video-container"]</text:span></text:span><text:span text:style-name="T3"> и </text:span><text:span text:style-name="Source_20_Text"><text:span text:style-name="T4">[.video-wrapper]</text:span></text:span><text:span text:style-name="T3">: CSS-классы для последующего стилевого оформления.</text:span></text:p>
        </text:list-item>
        <text:list-item>
          <text:p text:style-name="P23"><text:span text:style-name="Source_20_Text"><text:span text:style-name="T4">[subs="attributes+"]</text:span></text:span><text:span text:style-name="T3"> и </text:span><text:span text:style-name="Source_20_Text"><text:span text:style-name="T4">****</text:span></text:span><text:span text:style-name="T3">: Блок passthrough, позволяющий вставить "сырой" HTML.</text:span></text:p>
        </text:list-item>
        <text:list-item>
          <text:p text:style-name="P23"><text:span text:style-name="Source_20_Text"><text:span text:style-name="T4">{assetsdir}</text:span></text:span><text:span text:style-name="T3">: </text:span><text:span text:style-name="Strong_20_Emphasis"><text:span text:style-name="T2">Ключевая переменная Antora!</text:span></text:span><text:span text:style-name="T3"> Она автоматически подставит правильный путь к корневой папке ассетов текущего модуля. Это гарантирует, что ссылки будут работать в любой среде (локально, на GitHub Pages).</text:span></text:p>
        </text:list-item>
        <text:list-item>
          <text:p text:style-name="P23"><text:span text:style-name="Source_20_Text"><text:span text:style-name="T4">poster="..."</text:span></text:span><text:span text:style-name="T3">: Указывает путь к статичному изображению-постеру.</text:span></text:p>
        </text:list-item>
        <text:list-item>
          <text:p text:style-name="P23"><text:span text:style-name="Source_20_Text"><text:span text:style-name="T4">controls</text:span></text:span><text:span text:style-name="T3">: Добавляет стандартные элементы управления (play, пауза, громкость).</text:span></text:p>
        </text:list-item>
        <text:list-item>
          <text:p text:style-name="P23"><text:span text:style-name="T3">Текст внутри тега </text:span><text:span text:style-name="Source_20_Text"><text:span text:style-name="T4">&lt;video&gt;</text:span></text:span><text:span text:style-name="T3"> — это фолбэк для браузеров, не поддерживающих тег.</text:span></text:p>
        </text:list-item>
      </text:list>
      <text:p text:style-name="P12"><text:span text:style-name="Strong_20_Emphasis"><text:span text:style-name="T2">Аналогично вставьте блоки для остальных 4 случаев (B1-B4).</text:span></text:span></text:p>
      <text:h text:style-name="P3" text:outline-level="3"><text:soft-page-break/><text:span text:style-name="Strong_20_Emphasis"><text:span text:style-name="T1">4. Стилизация (CSS)</text:span></text:span></text:h>
      <text:p text:style-name="P24">Чтобы видео выглядели аккуратно, добавьте CSS-стили в ваш проект Antora.</text:p>
      <text:list text:style-name="L4">
        <text:list-item>
          <text:p text:style-name="P25"><text:span text:style-name="Strong_20_Emphasis"><text:span text:style-name="T2">Создайте файл стилей:</text:span></text:span><text:span text:style-name="T3"> Например, </text:span><text:span text:style-name="Source_20_Text"><text:span text:style-name="T4">modules/ROOT/assets/css/custom.css</text:span></text:span><text:span text:style-name="T3">.</text:span></text:p>
        </text:list-item>
        <text:list-item>
          <text:p text:style-name="P26"><text:span text:style-name="Strong_20_Emphasis"><text:span text:style-name="T2">Добавьте правила:</text:span></text:span><text:span text:style-name="T3"> Например, для отступов и рамки:</text:span></text:p>
          <text:p text:style-name="P27">css</text:p>
          <text:p text:style-name="P28"><text:span text:style-name="T7">.video-container</text:span> <text:span text:style-name="T6">{</text:span></text:p>
          <text:p text:style-name="P29"><text:s text:c="4"/><text:span text:style-name="T12">margin</text:span><text:span text:style-name="T13">:</text:span><text:span text:style-name="T5"> 2rem 0</text:span><text:span text:style-name="T13">;</text:span></text:p>
          <text:p text:style-name="P29"><text:s text:c="4"/><text:span text:style-name="T12">border</text:span><text:span text:style-name="T13">:</text:span><text:span text:style-name="T5"> 1px solid #e1e1e1</text:span><text:span text:style-name="T13">;</text:span></text:p>
          <text:p text:style-name="P29"><text:s text:c="4"/><text:span text:style-name="T12">border-radius</text:span><text:span text:style-name="T13">:</text:span><text:span text:style-name="T5"> 4px</text:span><text:span text:style-name="T13">;</text:span></text:p>
          <text:p text:style-name="P29"><text:s text:c="4"/><text:span text:style-name="T12">padding</text:span><text:span text:style-name="T13">:</text:span><text:span text:style-name="T5"> 1rem</text:span><text:span text:style-name="T13">;</text:span></text:p>
          <text:p text:style-name="P29"><text:s text:c="4"/><text:span text:style-name="T12">background</text:span><text:span text:style-name="T13">:</text:span><text:span text:style-name="T5"> #f9f9f9</text:span><text:span text:style-name="T13">;</text:span></text:p>
          <text:p text:style-name="P30">}</text:p>
          <text:p text:style-name="P28"><text:span text:style-name="T7">.video-wrapper</text:span> <text:span text:style-name="T6">{</text:span></text:p>
          <text:p text:style-name="P29"><text:s text:c="4"/><text:span text:style-name="T12">text-align</text:span><text:span text:style-name="T13">:</text:span><text:span text:style-name="T5"> center</text:span><text:span text:style-name="T13">;</text:span></text:p>
          <text:p text:style-name="P30">}</text:p>
          <text:p text:style-name="P28"><text:span text:style-name="T7">video</text:span> <text:span text:style-name="T6">{</text:span></text:p>
          <text:p text:style-name="P29"><text:s text:c="4"/><text:span text:style-name="T12">max-width</text:span><text:span text:style-name="T13">:</text:span><text:span text:style-name="T5"> 800px</text:span><text:span text:style-name="T13">;</text:span><text:span text:style-name="T5"> </text:span><text:span text:style-name="T14">/* Ограничим максимальную ширину */</text:span></text:p>
          <text:p text:style-name="P29"><text:s text:c="4"/><text:span text:style-name="T12">box-shadow</text:span><text:span text:style-name="T13">:</text:span><text:span text:style-name="T5"> 0 2px 5px </text:span><text:span text:style-name="T15">rgba</text:span><text:span text:style-name="T13">(</text:span><text:span text:style-name="T5">0</text:span><text:span text:style-name="T13">,</text:span><text:span text:style-name="T5">0</text:span><text:span text:style-name="T13">,</text:span><text:span text:style-name="T5">0</text:span><text:span text:style-name="T13">,</text:span><text:span text:style-name="T5">0.1</text:span><text:span text:style-name="T13">);</text:span></text:p>
          <text:p text:style-name="P30">}</text:p>
        </text:list-item>
        <text:list-item>
          <text:p text:style-name="P31"><text:span text:style-name="Strong_20_Emphasis"><text:span text:style-name="T2">Подключите стили в Antora:</text:span></text:span><text:span text:style-name="T3"> В файл </text:span><text:span text:style-name="Source_20_Text"><text:span text:style-name="T4">antora.yml</text:span></text:span><text:span text:style-name="T3"> вашего компонента добавьте:</text:span></text:p>
          <text:p text:style-name="P27">yaml</text:p>
          <text:p text:style-name="P28"><text:span text:style-name="T16">antora</text:span><text:span text:style-name="T6">:</text:span></text:p>
          <text:p text:style-name="P29"><text:s text:c="2"/><text:span text:style-name="T17">extensions</text:span><text:span text:style-name="T13">:</text:span></text:p>
          <text:p text:style-name="P29"><text:s text:c="4"/><text:span text:style-name="T13">-</text:span><text:span text:style-name="T5"> </text:span><text:span text:style-name="T18">'@antora/lunr-extension'</text:span><text:span text:style-name="T5"> </text:span><text:span text:style-name="T14"># если нужно</text:span></text:p>
          <text:p text:style-name="P28"><text:span text:style-name="T16">asciidoc</text:span><text:span text:style-name="T6">:</text:span></text:p>
          <text:p text:style-name="P29"><text:s text:c="2"/><text:span text:style-name="T17">attributes</text:span><text:span text:style-name="T13">:</text:span></text:p>
          <text:p text:style-name="P29"><text:s text:c="4"/><text:span text:style-name="T17">stylesheet</text:span><text:span text:style-name="T13">:</text:span><text:span text:style-name="T5"> ./assets/css/custom.css</text:span></text:p>
          <text:p text:style-name="P32"><text:span text:style-name="T3">Или создайте файл </text:span><text:span text:style-name="Source_20_Text"><text:span text:style-name="T4">supplemental-ui</text:span></text:span><text:span text:style-name="T3"> и укажите путь в </text:span><text:span text:style-name="Source_20_Text"><text:span text:style-name="T4">antora.yml</text:span></text:span><text:span text:style-name="T3">:</text:span></text:p>
          <text:p text:style-name="P27">yaml</text:p>
          <text:p text:style-name="P28"><text:span text:style-name="T16">ui</text:span><text:span text:style-name="T6">:</text:span></text:p>
          <text:p text:style-name="P29"><text:s text:c="2"/><text:span text:style-name="T17">bundle</text:span><text:span text:style-name="T13">:</text:span></text:p>
          <text:p text:style-name="P29"><text:s text:c="4"/><text:span text:style-name="T17">url</text:span><text:span text:style-name="T13">:</text:span><text:span text:style-name="T5"> ./ui</text:span><text:span text:style-name="T13">-</text:span><text:span text:style-name="T5">bundle.zip</text:span></text:p>
          <text:p text:style-name="P29"><text:s text:c="4"/><text:span text:style-name="T17">snapshot</text:span><text:span text:style-name="T13">:</text:span><text:span text:style-name="T5"> </text:span><text:span text:style-name="T12">true</text:span></text:p>
          <text:p text:style-name="P29"><text:s text:c="2"/><text:span text:style-name="T17">supplemental-files</text:span><text:span text:style-name="T13">:</text:span><text:span text:style-name="T5"> ./supplemental</text:span><text:span text:style-name="T13">-</text:span><text:span text:style-name="T5">ui</text:span></text:p>
          <text:p text:style-name="P33"><text:span text:style-name="T3">А в папке </text:span><text:span text:style-name="Source_20_Text"><text:span text:style-name="T4">supplemental-ui/css/</text:span></text:span><text:span text:style-name="T3"> разместите ваш </text:span><text:span text:style-name="Source_20_Text"><text:span text:style-name="T4">custom.css</text:span></text:span><text:span text:style-name="T3">.</text:span></text:p>
        </text:list-item>
      </text:list>
      <text:h text:style-name="P3" text:outline-level="3"><text:soft-page-break/><text:span text:style-name="Strong_20_Emphasis"><text:span text:style-name="T1">5. Публикация на GitHub Pages</text:span></text:span></text:h>
      <text:list text:style-name="L5">
        <text:list-item>
          <text:p text:style-name="P34"><text:span text:style-name="Strong_20_Emphasis"><text:span text:style-name="T2">Настройте pipeline Antora:</text:span></text:span><text:span text:style-name="T3"> Обычно используют GitHub Actions. Создайте файл </text:span><text:span text:style-name="Source_20_Text"><text:span text:style-name="T4">.github/workflows/publish.yml</text:span></text:span><text:span text:style-name="T3">.</text:span></text:p>
        </text:list-item>
        <text:list-item>
          <text:p text:style-name="P34"><text:span text:style-name="Strong_20_Emphasis"><text:span text:style-name="T2">В workflow убедитесь, что папка </text:span></text:span><text:span text:style-name="Strong_20_Emphasis"><text:span text:style-name="Source_20_Text"><text:span text:style-name="T4">assets</text:span></text:span></text:span><text:span text:style-name="Strong_20_Emphasis"><text:span text:style-name="T2"> копируется:</text:span></text:span><text:span text:style-name="T3"> Обычно это происходит автоматически, так как Antora собирает весь контент модулей.</text:span></text:p>
        </text:list-item>
        <text:list-item>
          <text:p text:style-name="P35"><text:span text:style-name="Strong_20_Emphasis"><text:span text:style-name="T2">Проверьте результат:</text:span></text:span><text:span text:style-name="T3"> После деплоя перейдите на вашу GitHub Pages-страницу и найдите раздел про красно-черные деревья. Видео должны отображаться и проигрываться.</text:span></text:p>
        </text:list-item>
      </text:list>
      <text:h text:style-name="P3" text:outline-level="3"><text:span text:style-name="Strong_20_Emphasis"><text:span text:style-name="T1">6. Альтернативный вариант (для очень больших видео)</text:span></text:span></text:h>
      <text:p text:style-name="P24">Если размер репозитория становится критичным из-за видео, можно:</text:p>
      <text:list text:style-name="L6">
        <text:list-item>
          <text:p text:style-name="P36"><text:span text:style-name="Strong_20_Emphasis"><text:span text:style-name="T2">Использовать внешний хостинг:</text:span></text:span><text:span text:style-name="T3"> Загрузите видео на YouTube, Vimeo или специализированный CDN.</text:span></text:p>
        </text:list-item>
        <text:list-item>
          <text:p text:style-name="P37"><text:span text:style-name="Strong_20_Emphasis"><text:span text:style-name="T2">Встроить через iframe (для YouTube):</text:span></text:span></text:p>
          <text:p text:style-name="P38">asciidoc</text:p>
          <text:p text:style-name="P39"><text:span text:style-name="T6">[</text:span><text:span text:style-name="T8">subs=</text:span><text:span text:style-name="T7">"attributes+"</text:span><text:span text:style-name="T6">]</text:span></text:p>
          <text:p text:style-name="P40">****</text:p>
          <text:p text:style-name="P39">&lt;iframe width="100%" height="400" src="https://www.youtube.com/embed/YOUR_VIDEO_ID" frameborder="0" allowfullscreen&gt;&lt;/iframe&gt;</text:p>
          <text:p text:style-name="P40">****</text:p>
        </text:list-item>
        <text:list-item>
          <text:p text:style-name="P36"><text:span text:style-name="Strong_20_Emphasis"><text:span text:style-name="T2">Плюсы:</text:span></text:span><text:span text:style-name="T3"> Не нагружает ваш репозиторий, обычно лучше скорость стриминга.</text:span></text:p>
        </text:list-item>
        <text:list-item>
          <text:p text:style-name="P36"><text:span text:style-name="Strong_20_Emphasis"><text:span text:style-name="T2">Минусы:</text:span></text:span><text:span text:style-name="T3"> Зависимость от стороннего сервиса, возможна реклама, менее контролируемое окружение.</text:span></text:p>
        </text:list-item>
      </text:list>
      <text:h text:style-name="P3" text:outline-level="3"><text:span text:style-name="Strong_20_Emphasis"><text:span text:style-name="T1">Итоговый чек-лист</text:span></text:span></text:h>
      <text:list text:style-name="L7">
        <text:list-item>
          <text:p text:style-name="P41"><text:span text:style-name="T3">Подготовлены оптимизированные </text:span><text:span text:style-name="Source_20_Text"><text:span text:style-name="T4">.mp4</text:span></text:span><text:span text:style-name="T3">-файлы и </text:span><text:span text:style-name="Source_20_Text"><text:span text:style-name="T4">.png</text:span></text:span><text:span text:style-name="T3">-постеры.</text:span></text:p>
        </text:list-item>
        <text:list-item>
          <text:p text:style-name="P41"><text:span text:style-name="T3">Файлы размещены в </text:span><text:span text:style-name="Source_20_Text"><text:span text:style-name="T4">modules/ROOT/assets/videos/</text:span></text:span><text:span text:style-name="T3">.</text:span></text:p>
        </text:list-item>
        <text:list-item>
          <text:p text:style-name="P41"><text:span text:style-name="T3">В AsciiDoc-файл вставлены HTML-теги </text:span><text:span text:style-name="Source_20_Text"><text:span text:style-name="T4">&lt;video&gt;</text:span></text:span><text:span text:style-name="T3"> с использованием переменной </text:span><text:span text:style-name="Source_20_Text"><text:span text:style-name="T4">{assetsdir}</text:span></text:span><text:span text:style-name="T3">.</text:span></text:p>
        </text:list-item>
        <text:list-item>
          <text:p text:style-name="P42">Добавлен фолбэк-текст для доступности.</text:p>
        </text:list-item>
        <text:list-item>
          <text:p text:style-name="P42">(Опционально) Добавлены CSS-стили для оформления.</text:p>
        </text:list-item>
        <text:list-item>
          <text:p text:style-name="P41"><text:span text:style-name="T3">Протестирована локальная сборка (</text:span><text:span text:style-name="Source_20_Text"><text:span text:style-name="T4">antora site.yml --fetch</text:span></text:span><text:span text:style-name="T3">) для проверки путей к видео.</text:span></text:p>
        </text:list-item>
        <text:list-item>
          <text:p text:style-name="P42">Настроен CI/CD pipeline (GitHub Actions) для деплоя.</text:p>
        </text:list-item>
        <text:list-item>
          <text:p text:style-name="P42">После публикации проверена работоспособность видео на живой странице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2:31:51.874007200</meta:creation-date>
    <dc:date>2025-12-12T12:31:58.690670300</dc:date>
    <meta:editing-duration>PT7S</meta:editing-duration>
    <meta:editing-cycles>1</meta:editing-cycles>
    <meta:document-statistic meta:table-count="0" meta:image-count="0" meta:object-count="0" meta:page-count="4" meta:paragraph-count="112" meta:word-count="665" meta:character-count="5534" meta:non-whitespace-character-count="4759"/>
    <meta:generator>LibreOffice/25.2.7.2$Windows_X86_64 LibreOffice_project/5cbfd1ab6520636bb5f7b99185aa69bd7456825d</meta:generator>
  </office:meta>
</office:document-meta>
</file>